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56.18mm"/>
    </style:style>
    <style:style style:name="co13" style:family="table-column">
      <style:table-column-properties fo:break-before="auto" style:column-width="76.06mm"/>
    </style:style>
    <style:style style:name="co14" style:family="table-column">
      <style:table-column-properties fo:break-before="auto" style:column-width="34.94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30.04mm"/>
    </style:style>
    <style:style style:name="co19" style:family="table-column">
      <style:table-column-properties fo:break-before="auto" style:column-width="21.87mm"/>
    </style:style>
    <style:style style:name="co20" style:family="table-column">
      <style:table-column-properties fo:break-before="auto" style:column-width="131.07mm"/>
    </style:style>
    <style:style style:name="co21" style:family="table-column">
      <style:table-column-properties fo:break-before="auto" style:column-width="62.9mm"/>
    </style:style>
    <style:style style:name="co22" style:family="table-column">
      <style:table-column-properties fo:break-before="auto" style:column-width="94.84mm"/>
    </style:style>
    <style:style style:name="co23" style:family="table-column">
      <style:table-column-properties fo:break-before="auto" style:column-width="23.64mm"/>
    </style:style>
    <style:style style:name="co24" style:family="table-column">
      <style:table-column-properties fo:break-before="auto" style:column-width="88mm"/>
    </style:style>
    <style:style style:name="co25" style:family="table-column">
      <style:table-column-properties fo:break-before="auto" style:column-width="117.14mm"/>
    </style:style>
    <style:style style:name="co26" style:family="table-column">
      <style:table-column-properties fo:break-before="auto" style:column-width="98.55mm"/>
    </style:style>
    <style:style style:name="co27" style:family="table-column">
      <style:table-column-properties fo:break-before="auto" style:column-width="67.08mm"/>
    </style:style>
    <style:style style:name="co28" style:family="table-column">
      <style:table-column-properties fo:break-before="auto" style:column-width="35.15mm"/>
    </style:style>
    <style:style style:name="co29" style:family="table-column">
      <style:table-column-properties fo:break-before="auto" style:column-width="23.78mm"/>
    </style:style>
    <style:style style:name="co30" style:family="table-column">
      <style:table-column-properties fo:break-before="auto" style:column-width="61.63mm"/>
    </style:style>
    <style:style style:name="co31" style:family="table-column">
      <style:table-column-properties fo:break-before="auto" style:column-width="23.23mm"/>
    </style:style>
    <style:style style:name="co32" style:family="table-column">
      <style:table-column-properties fo:break-before="auto" style:column-width="97.03mm"/>
    </style:style>
    <style:style style:name="co33" style:family="table-column">
      <style:table-column-properties fo:break-before="auto" style:column-width="52.37mm"/>
    </style:style>
    <style:style style:name="co34" style:family="table-column">
      <style:table-column-properties fo:break-before="auto" style:column-width="143.05mm"/>
    </style:style>
    <style:style style:name="co35" style:family="table-column">
      <style:table-column-properties fo:break-before="auto" style:column-width="28.35mm"/>
    </style:style>
    <style:style style:name="co36" style:family="table-column">
      <style:table-column-properties fo:break-before="auto" style:column-width="105.22mm"/>
    </style:style>
    <style:style style:name="co37" style:family="table-column">
      <style:table-column-properties fo:break-before="auto" style:column-width="103.56mm"/>
    </style:style>
    <style:style style:name="co38" style:family="table-column">
      <style:table-column-properties fo:break-before="auto" style:column-width="101.65mm"/>
    </style:style>
    <style:style style:name="co39" style:family="table-column">
      <style:table-column-properties fo:break-before="auto" style:column-width="39.02mm"/>
    </style:style>
    <style:style style:name="co40" style:family="table-column">
      <style:table-column-properties fo:break-before="auto" style:column-width="44.47mm"/>
    </style:style>
    <style:style style:name="co41" style:family="table-column">
      <style:table-column-properties fo:break-before="auto" style:column-width="119.91mm"/>
    </style:style>
    <style:style style:name="co42" style:family="table-column">
      <style:table-column-properties fo:break-before="auto" style:column-width="83.41mm"/>
    </style:style>
    <style:style style:name="co43" style:family="table-column">
      <style:table-column-properties fo:break-before="auto" style:column-width="209.78mm"/>
    </style:style>
    <style:style style:name="co44" style:family="table-column">
      <style:table-column-properties fo:break-before="auto" style:column-width="39.44mm"/>
    </style:style>
    <style:style style:name="co45" style:family="table-column">
      <style:table-column-properties fo:break-before="auto" style:column-width="36.67mm"/>
    </style:style>
    <style:style style:name="co46" style:family="table-column">
      <style:table-column-properties fo:break-before="auto" style:column-width="71.08mm"/>
    </style:style>
    <style:style style:name="co47" style:family="table-column">
      <style:table-column-properties fo:break-before="auto" style:column-width="150.72mm"/>
    </style:style>
    <style:style style:name="co48" style:family="table-column">
      <style:table-column-properties fo:break-before="auto" style:column-width="28.91mm"/>
    </style:style>
    <style:style style:name="co49" style:family="table-column">
      <style:table-column-properties fo:break-before="auto" style:column-width="31.96mm"/>
    </style:style>
    <style:style style:name="co50" style:family="table-column">
      <style:table-column-properties fo:break-before="auto" style:column-width="105.2mm"/>
    </style:style>
    <style:style style:name="co51" style:family="table-column">
      <style:table-column-properties fo:break-before="auto" style:column-width="56.44mm"/>
    </style:style>
    <style:style style:name="co52" style:family="table-column">
      <style:table-column-properties fo:break-before="auto" style:column-width="163.21mm"/>
    </style:style>
    <style:style style:name="co53" style:family="table-column">
      <style:table-column-properties fo:break-before="auto" style:column-width="70.26mm"/>
    </style:style>
    <style:style style:name="co54" style:family="table-column">
      <style:table-column-properties fo:break-before="auto" style:column-width="102.45mm"/>
    </style:style>
    <style:style style:name="co55" style:family="table-column">
      <style:table-column-properties fo:break-before="auto" style:column-width="95.44mm"/>
    </style:style>
    <style:style style:name="co56" style:family="table-column">
      <style:table-column-properties fo:break-before="auto" style:column-width="226.48mm"/>
    </style:style>
    <style:style style:name="co57" style:family="table-column">
      <style:table-column-properties fo:break-before="auto" style:column-width="69.8mm"/>
    </style:style>
    <style:style style:name="co58" style:family="table-column">
      <style:table-column-properties fo:break-before="auto" style:column-width="100.58mm"/>
    </style:style>
    <style:style style:name="co59" style:family="table-column">
      <style:table-column-properties fo:break-before="auto" style:column-width="90.22mm"/>
    </style:style>
    <style:style style:name="co60" style:family="table-column">
      <style:table-column-properties fo:break-before="auto" style:column-width="223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28.17mm" fo:break-before="auto" style:use-optimal-row-height="true"/>
    </style:style>
    <style:style style:name="ro6" style:family="table-row">
      <style:table-row-properties style:row-height="36.05mm" fo:break-before="auto" style:use-optimal-row-height="true"/>
    </style:style>
    <style:style style:name="ro7" style:family="table-row">
      <style:table-row-properties style:row-height="41.59mm" fo:break-before="auto" style:use-optimal-row-height="true"/>
    </style:style>
    <style:style style:name="ro8" style:family="table-row">
      <style:table-row-properties style:row-height="55.28mm" fo:break-before="auto" style:use-optimal-row-height="true"/>
    </style:style>
    <style:style style:name="ro9" style:family="table-row">
      <style:table-row-properties style:row-height="20.27mm" fo:break-before="auto" style:use-optimal-row-height="true"/>
    </style:style>
    <style:style style:name="ro10" style:family="table-row">
      <style:table-row-properties style:row-height="43.96mm" fo:break-before="auto" style:use-optimal-row-height="true"/>
    </style:style>
    <style:style style:name="ro11" style:family="table-row">
      <style:table-row-properties style:row-height="51.86mm" fo:break-before="auto" style:use-optimal-row-height="true"/>
    </style:style>
    <style:style style:name="ro12" style:family="table-row">
      <style:table-row-properties style:row-height="24.22mm" fo:break-before="auto" style:use-optimal-row-height="true"/>
    </style:style>
    <style:style style:name="ro13" style:family="table-row">
      <style:table-row-properties style:row-height="32.1mm" fo:break-before="auto" style:use-optimal-row-height="true"/>
    </style:style>
    <style:style style:name="ro14" style:family="table-row">
      <style:table-row-properties style:row-height="14.2mm" fo:break-before="auto" style:use-optimal-row-height="true"/>
    </style:style>
    <style:style style:name="ro15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vertical-align="top"/>
    </style:style>
    <style:style style:name="ce15" style:family="table-cell" style:parent-style-name="Default">
      <style:table-cell-properties fo:background-color="#ffcc99" style:vertical-align="top"/>
    </style:style>
    <style:style style:name="ce16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background-color="transparent" style:vertical-align="top"/>
    </style:style>
    <style:style style:name="ce18" style:family="table-cell" style:parent-style-name="Default">
      <style:table-cell-properties style:text-align-source="value-type" style:repeat-content="false" style:vertical-align="top"/>
    </style:style>
    <style:style style:name="ce19" style:family="table-cell" style:parent-style-name="Default">
      <style:table-cell-properties style:text-align-source="value-type" style:repeat-content="false" fo:background-color="transparent" style:vertical-align="top"/>
    </style:style>
    <style:style style:name="ce20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21" style:family="table-cell" style:parent-style-name="Default">
      <style:table-cell-properties fo:background-color="#ff3333" style:vertical-align="top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style:vertical-align="top"/>
      <style:text-properties fo:color="#ff9900"/>
    </style:style>
    <style:style style:name="ce24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38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39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3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4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5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6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7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8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9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10" style:family="text">
      <style:text-properties fo:color="#008000" style:font-name="Consolas" fo:font-size="9.5pt" style:font-name-asian="Consolas" style:font-name-complex="Consolas" style:font-size-asian="9.5pt" style:font-size-complex="9.5pt"/>
    </style:style>
    <style:style style:name="T11" style:family="text">
      <style:text-properties style:text-position="super 58%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6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6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6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6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[Buffer not more than baud rate permits]</text:p>
            <text:p>...[Buffer chunks of max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true COM port (not VSPE), byte rate on Rx will be around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around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6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6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6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6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/DSR are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ToDo</text:p>
          </table:table-cell>
          <table:table-cell table:style-name="ce15" table:number-columns-repeated="2"/>
          <table:table-cell table:style-name="ce15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ToDo</text:p>
          </table:table-cell>
          <table:table-cell table:style-name="ce15"/>
          <table:table-cell table:style-name="ce15" office:value-type="string" calcext:value-type="string">
            <text:p>Suspend/Resume</text:p>
          </table:table-cell>
          <table:table-cell table:style-name="ce15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15" table:number-columns-repeated="2"/>
          <table:table-cell table:style-name="ce15" office:value-type="string" calcext:value-type="string">
            <text:p>of internal COM</text:p>
          </table:table-cell>
          <table:table-cell table:style-name="ce15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15" table:number-columns-repeated="3"/>
          <table:table-cell table:style-name="ce15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15" table:number-columns-repeated="3"/>
          <table:table-cell table:style-name="ce15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15" table:number-columns-repeated="3"/>
          <table:table-cell table:style-name="ce15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17" office:value-type="string" calcext:value-type="string">
            <text:p>Sending possible again, successfully receiving</text:p>
          </table:table-cell>
          <table:table-cell table:style-name="ce17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17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17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17" office:value-type="string" calcext:value-type="string">
            <text:p>Sending not possible, terminal gets closed, is waiting for reconnect</text:p>
          </table:table-cell>
          <table:table-cell table:style-name="ce17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20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19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~25000/s</text:p>
            <text:p>Line rate must be ~45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il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/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table:table-column table:style-name="co8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5" table:default-cell-style-name="ce14"/>
        <table:table-column table:style-name="co17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board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office:value-type="string" calcext:value-type="string">
            <text:p>\!(ReportId(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65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Domain.Terminal" table:style-name="ta1" table:print="false">
        <office:forms form:automatic-focus="false" form:apply-design-mode="false"/>
        <table:table-column table:style-name="co8" table:default-cell-style-name="ce14"/>
        <table:table-column table:style-name="co18" table:default-cell-style-name="ce14"/>
        <table:table-column table:style-name="co19" table:default-cell-style-name="ce14"/>
        <table:table-column table:style-name="co20" table:default-cell-style-name="ce14"/>
        <table:table-column table:style-name="co21" table:default-cell-style-name="ce14"/>
        <table:table-column table:style-name="co22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office:value-type="string" calcext:value-type="string">
            <text:p>Test case could be automated, except for settings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In sending terminal, create two predefind commands:</text:p>
            <text:p><text:span text:style-name="T1"> &gt; Combined = ABCD&lt;BEL&gt;&lt;BS&gt;&lt;TAB&gt;XYZ</text:span></text:p>
            <text:p><text:span text:style-name="T1"> &gt; Partial line = ABCDEF\!(NoEOL)</text:span></text:p>
            <text:p><text:span text:style-name="T1"> &gt; Backspace = &lt;BS&gt;\!(NoEOL)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Send combined</text:p>
          </table:table-cell>
          <table:table-cell office:value-type="string" calcext:value-type="string">
            <text:p>Beep</text:p>
            <text:p>(&lt;TS&gt;) ABC         XYZ</text:p>
          </table:table-cell>
          <table:table-cell office:value-type="string" calcext:value-type="string">
            <text:p/>
            <text:p>&lt;BS&gt; must remove C, not &lt;BEL&gt;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office:value-type="string" calcext:value-type="string">
            <text:p><text:span text:style-name="T1">(&lt;TS&gt;) 41h 42h 43h         </text:span>58h 59h 5A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office:value-type="string" calcext:value-type="string">
            <text:p><text:span text:style-name="T1">(&lt;TS&gt;) A B C         X</text:span> Y Z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office:value-type="string" calcext:value-type="string">
            <text:p><text:span text:style-name="T1">(&lt;TS&gt;) </text:span>ABC         XYZ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office:value-type="string" calcext:value-type="string">
            <text:p><text:span text:style-name="T1">(&lt;TS&gt;) </text:span>ABCDEF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nd backspace 8 x</text:p>
          </table:table-cell>
          <table:table-cell office:value-type="string" calcext:value-type="string">
            <text:p><text:span text:style-name="T1">(&lt;TS&gt;) </text:span>ABCDE</text:p>
            <text:p><text:span text:style-name="T1">(&lt;TS&gt;) ABCD</text:span></text:p>
            <text:p><text:span text:style-name="T1">(&lt;TS&gt;) ABC</text:span></text:p>
            <text:p><text:span text:style-name="T1">(&lt;TS&gt;) AB</text:span></text:p>
            <text:p><text:span text:style-name="T1">(&lt;TS&gt;) A</text:span></text:p>
            <text:p><text:span text:style-name="T1">(&lt;TS&gt;) </text:span></text:p>
            <text:p><text:span text:style-name="T1">(&lt;TS&gt;) </text:span></text:p>
          </table:table-cell>
          <table:table-cell office:value-type="string" calcext:value-type="string">
            <text:p/>
            <text:p/>
            <text:p/>
            <text:p/>
            <text:p/>
            <text:p>Even now, time stamp must not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office:value-type="string" calcext:value-type="string">
            <text:p><text:span text:style-name="T1">(&lt;TS&gt;) </text:span>ABCDEF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nd backspace 8 x</text:p>
          </table:table-cell>
          <table:table-cell office:value-type="string" calcext:value-type="string">
            <text:p><text:span text:style-name="T1">(&lt;TS&gt;) </text:span>ABCDE</text:p>
            <text:p><text:span text:style-name="T1">(&lt;TS&gt;) ABCD</text:span></text:p>
            <text:p><text:span text:style-name="T1">(&lt;TS&gt;) ABC</text:span></text:p>
            <text:p><text:span text:style-name="T1">(&lt;TS&gt;) AB</text:span></text:p>
            <text:p><text:span text:style-name="T1">(&lt;TS&gt;) A</text:span></text:p>
            <text:p><text:span text:style-name="T1">(&lt;TS&gt;) </text:span></text:p>
            <text:p><text:span text:style-name="T1">(&lt;TS&gt;) 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 &gt; ASCII &gt; Also replace x 3]</text:p>
            <text:p>Confim</text:p>
          </table:table-cell>
          <table:table-cell office:value-type="string" calcext:value-type="string">
            <text:p/>
            <text:p>(&lt;TS&gt;) ABCDE&lt;BS&gt;&lt;BS&gt;&lt;BS&gt;&lt;BS&gt;&lt;BS&gt;&lt;BS&gt;&lt;BS&gt;&lt;BS&gt;ABCDE&lt;BS&gt;&lt;BS&gt;&lt;BS&gt;&lt;BS&gt;&lt;BS&gt;&lt;BS&gt;&lt;BS&gt;&lt;BS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<text:span text:style-name="T1">In receiving terminal, disable [Settings... &gt; Advanced &gt; ASCII &gt; </text:span>Replace]</text:p>
            <text:p>Confi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 &gt; Break lines after] = 4 bytes</text:p>
            <text:p>Confirm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In sending terminal, set [Send Text &gt; ...] to:</text:p>
            <text:p><text:span text:style-name="T1">A</text:span></text:p>
            <text:p><text:span text:style-name="T1">AB</text:span></text:p>
            <text:p><text:span text:style-name="T1">ABC</text:span></text:p>
            <text:p><text:span text:style-name="T1">ABCD</text:span></text:p>
            <text:p><text:span text:style-name="T1">ABCDE</text:span></text:p>
            <text:p><text:span text:style-name="T1">ABCDEF</text:span></text:p>
            <text:p><text:span text:style-name="T1">ABCDEFG</text:span></text:p>
            <text:p><text:span text:style-name="T1">ABCDEFGH</text:span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Send the command</text:p>
          </table:table-cell>
          <table:table-cell office:value-type="string" calcext:value-type="string">
            <text:p><text:span text:style-name="T2">A</text:span></text:p>
            <text:p><text:span text:style-name="T2">AB</text:span></text:p>
            <text:p><text:span text:style-name="T2">ABC</text:span></text:p>
            <text:p><text:span text:style-name="T2">ABCD</text:span></text:p>
            <text:p><text:span text:style-name="T2">ABCD</text:span></text:p>
            <text:p><text:span text:style-name="T2">E</text:span></text:p>
            <text:p><text:span text:style-name="T2">ABCD</text:span></text:p>
            <text:p><text:span text:style-name="T2">EF</text:span></text:p>
            <text:p><text:span text:style-name="T2">ABCD</text:span></text:p>
            <text:p><text:span text:style-name="T2">EFG</text:span></text:p>
            <text:p><text:span text:style-name="T2">ABCD</text:span></text:p>
            <text:p><text:span text:style-name="T2">EFGH</text:span>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office:value-type="string" calcext:value-type="string">
            <text:p><text:span text:style-name="T2">A</text:span><text:span text:style-name="T3"> </text:span><text:span text:style-name="T4">(1)</text:span></text:p>
            <text:p><text:span text:style-name="T2">AB</text:span><text:span text:style-name="T3"> </text:span><text:span text:style-name="T4">(2)</text:span></text:p>
            <text:p><text:span text:style-name="T2">ABC</text:span><text:span text:style-name="T3"> </text:span><text:span text:style-name="T4">(3)</text:span></text:p>
            <text:p><text:span text:style-name="T2">ABCD</text:span><text:span text:style-name="T3"> </text:span><text:span text:style-name="T4">(4)</text:span></text:p>
            <text:p><text:span text:style-name="T2">ABCD</text:span><text:span text:style-name="T3"> </text:span><text:span text:style-name="T4">(4)</text:span></text:p>
            <text:p><text:span text:style-name="T2">E</text:span><text:span text:style-name="T3"> </text:span><text:span text:style-name="T4">(1)</text:span></text:p>
            <text:p><text:span text:style-name="T2">ABCD</text:span><text:span text:style-name="T3"> </text:span><text:span text:style-name="T4">(4)</text:span></text:p>
            <text:p><text:span text:style-name="T2">EF</text:span><text:span text:style-name="T3"> </text:span><text:span text:style-name="T4">(2)</text:span></text:p>
            <text:p><text:span text:style-name="T2">ABCD</text:span><text:span text:style-name="T3"> </text:span><text:span text:style-name="T4">(4)</text:span></text:p>
            <text:p><text:span text:style-name="T2">EFG</text:span><text:span text:style-name="T3"> </text:span><text:span text:style-name="T4">(3)</text:span></text:p>
            <text:p><text:span text:style-name="T2">ABCD</text:span><text:span text:style-name="T3"> </text:span><text:span text:style-name="T4">(4)</text:span></text:p>
            <text:p><text:span text:style-name="T2">EFGH</text:span><text:span text:style-name="T3"> </text:span><text:span text:style-name="T4">(4)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1018"/>
        </table:table-row>
        <table:table-row table:style-name="ro8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2">A</text:span><text:span text:style-name="T5">&lt;CR&gt;&lt;LF&gt;</text:span><text:span text:style-name="T6"> </text:span><text:span text:style-name="T4">(3)</text:span></text:p>
            <text:p><text:span text:style-name="T2">AB</text:span><text:span text:style-name="T5">&lt;CR&gt;&lt;LF&gt;</text:span><text:span text:style-name="T6"> </text:span><text:span text:style-name="T4">(4)</text:span></text:p>
            <text:p><text:span text:style-name="T2">ABC</text:span><text:span text:style-name="T5">&lt;CR&gt;</text:span><text:span text:style-name="T6"> </text:span><text:span text:style-name="T4">(4)</text:span></text:p>
            <text:p><text:span text:style-name="T7">&lt;LF&gt;</text:span><text:span text:style-name="T8"> </text:span><text:span text:style-name="T9">(1)</text:span></text:p>
            <text:p><text:span text:style-name="T2">ABCD</text:span><text:span text:style-name="T3"> </text:span><text:span text:style-name="T4">(4)</text:span></text:p>
            <text:p><text:span text:style-name="T7">&lt;CR&gt;&lt;LF&gt;</text:span><text:span text:style-name="T8"> </text:span><text:span text:style-name="T9">(2)</text:span></text:p>
            <text:p><text:span text:style-name="T2">ABCD</text:span><text:span text:style-name="T3"> </text:span><text:span text:style-name="T4">(4)</text:span></text:p>
            <text:p><text:span text:style-name="T2">E</text:span><text:span text:style-name="T5">&lt;CR&gt;&lt;LF&gt;</text:span><text:span text:style-name="T6"> </text:span><text:span text:style-name="T4">(3)</text:span></text:p>
            <text:p><text:span text:style-name="T2">ABCD</text:span><text:span text:style-name="T3"> </text:span><text:span text:style-name="T4">(4)</text:span></text:p>
            <text:p><text:span text:style-name="T2">EF</text:span><text:span text:style-name="T5">&lt;CR&gt;&lt;LF&gt;</text:span><text:span text:style-name="T6"> </text:span><text:span text:style-name="T4">(4)</text:span></text:p>
            <text:p><text:span text:style-name="T2">ABCD</text:span><text:span text:style-name="T3"> </text:span><text:span text:style-name="T4">(4)</text:span></text:p>
            <text:p><text:span text:style-name="T2">EFG</text:span><text:span text:style-name="T5">&lt;CR&gt;</text:span><text:span text:style-name="T6"> </text:span><text:span text:style-name="T4">(4)</text:span></text:p>
            <text:p><text:span text:style-name="T7">&lt;LF&gt;</text:span><text:span text:style-name="T8"> </text:span><text:span text:style-name="T9">(1)</text:span></text:p>
            <text:p><text:span text:style-name="T2">ABCD</text:span><text:span text:style-name="T3"> </text:span><text:span text:style-name="T4">(4)</text:span></text:p>
            <text:p><text:span text:style-name="T2">EFGH</text:span><text:span text:style-name="T3"> </text:span><text:span text:style-name="T4">(4)</text:span></text:p>
            <text:p><text:span text:style-name="T7">&lt;CR&gt;&lt;LF&gt;</text:span><text:span text:style-name="T8"> </text:span><text:span text:style-name="T9">(2)</text:span></text:p>
          </table:table-cell>
          <table:table-cell office:value-type="string" calcext:value-type="string">
            <text:p/>
            <text:p/>
            <text:p>Empty lines with EOL chars only must be shown.</text:p>
          </table:table-cell>
          <table:table-cell table:number-columns-repeated="1018"/>
        </table:table-row>
        <table:table-row table:style-name="ro1" table:number-rows-repeated="654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table:table-column table:style-name="co8" table:default-cell-style-name="ce14"/>
        <table:table-column table:style-name="co23" table:default-cell-style-name="ce14"/>
        <table:table-column table:style-name="co24" table:default-cell-style-name="ce14"/>
        <table:table-column table:style-name="co25" table:default-cell-style-name="ce14"/>
        <table:table-column table:style-name="co26" table:default-cell-style-name="ce14"/>
        <table:table-column table:style-name="co27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1020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table:table-column table:style-name="co8" table:default-cell-style-name="ce14"/>
        <table:table-column table:style-name="co28" table:default-cell-style-name="ce14"/>
        <table:table-column table:style-name="co29" table:default-cell-style-name="ce14"/>
        <table:table-column table:style-name="co25" table:default-cell-style-name="ce14"/>
        <table:table-column table:style-name="co26" table:default-cell-style-name="ce14"/>
        <table:table-column table:style-name="co30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Send &gt; Automatic Action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Action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Menu &gt; Send &gt; Automatic Action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office:value-type="string" calcext:value-type="string">
            <text:p>e.g. "ABC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ter/Suppr.</text:p>
          </table:table-cell>
          <table:table-cell office:value-type="string" calcext:value-type="string">
            <text:p>[Line Numbers &gt; Show Line Number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ow Direction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ter</text:p>
          </table:table-cell>
          <table:table-cell office:value-type="string" calcext:value-type="string">
            <text:p>Select action = [Fil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received, i.e. filte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and received, i.e. not filte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partial line without trigger from other terminal</text:p>
          </table:table-cell>
          <table:table-cell office:value-type="string" calcext:value-type="string">
            <text:p>Data sent but not received yet, i.e. retained</text:p>
          </table:table-cell>
          <table:table-cell office:value-type="string" calcext:value-type="string">
            <text:p>e.g. "123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trigger from other terminal</text:p>
          </table:table-cell>
          <table:table-cell office:value-type="string" calcext:value-type="string">
            <text:p>Data sent and received</text:p>
          </table:table-cell>
          <table:table-cell office:value-type="string" calcext:value-type="string">
            <text:p>e.g. "ABC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including trigger from other terminal</text:p>
          </table:table-cell>
          <table:table-cell office:value-type="string" calcext:value-type="string">
            <text:p>Data sent and received</text:p>
          </table:table-cell>
          <table:table-cell office:value-type="string" calcext:value-type="string">
            <text:p>e.g. "ABC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line end from other terminal</text:p>
          </table:table-cell>
          <table:table-cell office:value-type="string" calcext:value-type="string">
            <text:p>Data sent and received</text:p>
          </table:table-cell>
          <table:table-cell office:value-type="string" calcext:value-type="string">
            <text:p>e.g. "xyz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multiple lines with and without trigger from other terminal</text:p>
          </table:table-cell>
          <table:table-cell office:value-type="string" calcext:value-type="string">
            <text:p>Limitation FR#366:</text:p>
            <text:p>Both lines will be received when sent in one chunk</text:p>
          </table:table-cell>
          <table:table-cell office:value-type="string" calcext:value-type="string">
            <text:p>e.g. "ABC\!(EOL)xyz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Reload terminal</text:p>
          </table:table-cell>
          <table:table-cell office:value-type="string" calcext:value-type="string">
            <text:p>Limitation FR#367:</text:p>
            <text:p>All lines will be shown because trigger is inactive on reloa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ppress</text:p>
          </table:table-cell>
          <table:table-cell office:value-type="string" calcext:value-type="string">
            <text:p>Select action = [Suppres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received, i.e. suppres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partial line without trigger from other terminal</text:p>
          </table:table-cell>
          <table:table-cell office:value-type="string" calcext:value-type="string">
            <text:p>Data sent but not received yet, i.e. retained</text:p>
          </table:table-cell>
          <table:table-cell office:value-type="string" calcext:value-type="string">
            <text:p>e.g. "123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line end without trigger from other terminal</text:p>
          </table:table-cell>
          <table:table-cell office:value-type="string" calcext:value-type="string">
            <text:p>Data sent and complete line is received, i.e. released</text:p>
          </table:table-cell>
          <table:table-cell office:value-type="string" calcext:value-type="string">
            <text:p>e.g. "xyz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including trigger from other terminal</text:p>
          </table:table-cell>
          <table:table-cell office:value-type="string" calcext:value-type="string">
            <text:p>Data sent but not received</text:p>
          </table:table-cell>
          <table:table-cell office:value-type="string" calcext:value-type="string">
            <text:p>e.g. "ABC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line end without trigger from other terminal</text:p>
          </table:table-cell>
          <table:table-cell office:value-type="string" calcext:value-type="string">
            <text:p>Data sent but not received</text:p>
          </table:table-cell>
          <table:table-cell office:value-type="string" calcext:value-type="string">
            <text:p>e.g. "xyz"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Send multiple lines with and without trigger from other terminal</text:p>
          </table:table-cell>
          <table:table-cell office:value-type="string" calcext:value-type="string">
            <text:p>Limitation FR#366:</text:p>
            <text:p>Both lines will be suppressed when sent in one chunk</text:p>
            <text:p><text:span text:style-name="T1">For YAT "ABC\!(EOL)xyz" this does not apply =&gt; 3 chunks</text:span></text:p>
          </table:table-cell>
          <table:table-cell office:value-type="string" calcext:value-type="string">
            <text:p>e.g. "ABC\!(EOL)xyz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Reload terminal</text:p>
          </table:table-cell>
          <table:table-cell office:value-type="string" calcext:value-type="string">
            <text:p>Limitation FR#367:</text:p>
            <text:p>All lines will be shown because trigger is inactive on reloa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respon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1020"/>
        </table:table-row>
        <table:table-row table:style-name="ro1" table:number-rows-repeated="65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" table:style-name="ta1" table:print="false">
        <table:table-column table:style-name="co8" table:default-cell-style-name="ce14"/>
        <table:table-column table:style-name="co31" table:default-cell-style-name="ce14"/>
        <table:table-column table:style-name="co7" table:default-cell-style-name="ce14"/>
        <table:table-column table:style-name="co32" table:default-cell-style-name="ce14"/>
        <table:table-column table:style-name="co33" table:default-cell-style-name="ce14"/>
        <table:table-column table:style-name="co34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21" office:value-type="string" calcext:value-type="string">
            <text:p>Doesn't work anymore !!! VT-x is required for latest VirtualBox !!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table:table-column table:style-name="co8" table:default-cell-style-name="ce14"/>
        <table:table-column table:style-name="co35" table:default-cell-style-name="ce14"/>
        <table:table-column table:style-name="co7" table:default-cell-style-name="ce14"/>
        <table:table-column table:style-name="co36" table:default-cell-style-name="ce14"/>
        <table:table-column table:style-name="co37" table:default-cell-style-name="ce14"/>
        <table:table-column table:style-name="co38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Ctrl+Al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table:table-column table:style-name="co8" table:default-cell-style-name="ce14"/>
        <table:table-column table:style-name="co39" table:default-cell-style-name="ce14"/>
        <table:table-column table:style-name="co40" table:default-cell-style-name="ce14"/>
        <table:table-column table:style-name="co41" table:default-cell-style-name="ce14"/>
        <table:table-column table:style-name="co42" table:default-cell-style-name="ce14"/>
        <table:table-column table:style-name="co43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2" office:value-type="string" calcext:value-type="string">
            <text:p>Modify the text</text:p>
          </table:table-cell>
          <table:table-cell table:style-name="ce17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17" office:value-type="string" calcext:value-type="string">
            <text:p>Single line 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17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17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[Backspace]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7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7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7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17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Open recent drop-down</text:p>
          </table:table-cell>
          <table:table-cell table:style-name="ce17" office:value-type="string" calcext:value-type="string">
            <text:p>No control characters in drop-down</text:p>
          </table:table-cell>
          <table:table-cell table:style-name="ce17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7" office:value-type="string" calcext:value-type="string">
            <text:p>Select one of the recents</text:p>
          </table:table-cell>
          <table:table-cell table:style-name="ce17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17" office:value-type="string" calcext:value-type="string">
            <text:p>Change that recent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17"/>
          <table:table-cell table:number-columns-repeated="1018"/>
        </table:table-row>
        <table:table-row table:style-name="ro2">
          <table:table-cell table:number-columns-repeated="3"/>
          <table:table-cell table:style-name="ce17" office:value-type="string" calcext:value-type="string">
            <text:p>Open recent drop-down</text:p>
          </table:table-cell>
          <table:table-cell table:style-name="ce17" office:value-type="string" calcext:value-type="string">
            <text:p>Just selected recent still there</text:p>
            <text:p>New recent added</text:p>
          </table:table-cell>
          <table:table-cell table:style-name="ce17"/>
          <table:table-cell table:number-columns-repeated="1018"/>
        </table:table-row>
        <table:table-row table:style-name="ro1">
          <table:table-cell table:number-columns-repeated="3"/>
          <table:table-cell table:style-name="ce17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Multi-line 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Shift+Fx]</text:p>
          </table:table-cell>
          <table:table-cell office:value-type="string" calcext:value-type="string">
            <text:p>Multi-line 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gain open the predefined dialog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he predefined multi-line text with a dedicated description</text:p>
          </table:table-cell>
          <table:table-cell office:value-type="string" calcext:value-type="string">
            <text:p>Description is kep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the predefined multi-line text with a dedicated description</text:p>
          </table:table-cell>
          <table:table-cell office:value-type="string" calcext:value-type="string">
            <text:p>Change multi-line 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17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7"/>
          <table:table-cell office:value-type="string" calcext:value-type="string">
            <text:p>[Shift+Fx]</text:p>
          </table:table-cell>
          <table:table-cell table:style-name="ce17" office:value-type="string" calcext:value-type="string">
            <text:p>Text gets sent</text:p>
            <text:p>"Send Text" still contain changed recen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7"/>
          <table:table-cell office:value-type="string" calcext:value-type="string">
            <text:p>[Enter]</text:p>
          </table:table-cell>
          <table:table-cell table:style-name="ce17" office:value-type="string" calcext:value-type="string">
            <text:p>Changed recent 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"/>
          <table:table-cell office:value-type="string" calcext:value-type="string">
            <text:p>[Shift+Fx]</text:p>
          </table:table-cell>
          <table:table-cell table:style-name="ce17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Ensure that text is sent from the active terminal!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T] to set cursor in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17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6-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7" office:value-type="string" calcext:value-type="string">
            <text:p>Send "\!-SendFiles\Stress-7-EnormousLine.txt"</text:p>
          </table:table-cell>
          <table:table-cell table:style-name="ce17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7" office:value-type="string" calcext:value-type="string">
            <text:p>Clear the monitors</text:p>
          </table:table-cell>
          <table:table-cell table:style-name="ce17"/>
          <table:table-cell table:number-columns-repeated="1019"/>
        </table:table-row>
        <table:table-row table:style-name="ro1">
          <table:table-cell table:number-columns-repeated="3"/>
          <table:table-cell table:style-name="ce17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text settings</text:p>
          </table:table-cell>
          <table:table-cell table:style-name="ce17"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Skip Empty Lines on [Send File]"</text:p>
          </table:table-cell>
          <table:table-cell table:style-name="ce17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Text exclusion patterns"</text:p>
          </table:table-cell>
          <table:table-cell table:style-name="ce17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17" office:value-type="string" calcext:value-type="string">
            <text:p>Lines include the stated number of chars</text:p>
            <text:p>No empty lines</text:p>
          </table:table-cell>
          <table:table-cell office:value-type="string" calcext:value-type="string">
            <text:p>This text could be automat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Keep the 2 AutoSockets which are interconnected to each other</text:p>
          </table:table-cell>
          <table:table-cell/>
          <table:table-cell office:value-type="string" calcext:value-type="string">
            <text:p>The following test cases are not that easy to automate, since they rely on slow/postponed send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office:value-type="string" calcext:value-type="string">
            <text:p>&lt;CR&gt; must be retained when 'Show EOL' is disabled</text:p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">A                   in sending terminal</text:span></text:p>
            <text:p>A&lt;CR&gt;&lt;LF&gt;  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</text:p>
            <text:p>X&lt;CR&gt;&lt;LF&gt;   in receiving terminal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</text:p>
            <text:p>X&lt;CR&gt;&lt;LF&gt;</text:p>
            <text:p>&lt;CR&gt;&lt;LF&gt;     in receiving terminal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A</text:p>
            <text:p>X</text:p>
            <text:p>B                   in sending terminal</text:p>
            <text:p>A</text:p>
            <text:p>X&lt;CR&gt;&lt;LF&gt;</text:p>
            <text:p>&lt;CR&gt;&lt;LF&gt;</text:p>
            <text:p>B&lt;CR&gt;&lt;LF&gt;   in receiving terminal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</text:p>
            <text:p>B</text:p>
            <text:p>X                   in sending terminal</text:p>
            <text:p>A</text:p>
            <text:p>X&lt;CR&gt;&lt;LF&gt;</text:p>
            <text:p>&lt;CR&gt;&lt;LF&gt;</text:p>
            <text:p>B&lt;CR&gt;&lt;LF&gt;</text:p>
            <text:p>X&lt;CR&gt;&lt;LF&gt;   in receiving terminal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A</text:p>
            <text:p>X</text:p>
            <text:p>B</text:p>
            <text:p>X</text:p>
            <text:p>                     In sending terminal</text:p>
            <text:p>A</text:p>
            <text:p>X&lt;CR&gt;&lt;LF&gt;</text:p>
            <text:p>&lt;CR&gt;&lt;LF&gt;</text:p>
            <text:p>B&lt;CR&gt;&lt;LF&gt;</text:p>
            <text:p>X&lt;CR&gt;&lt;LF&gt;</text:p>
            <text:p>&lt;CR&gt;&lt;LF&gt;     in receiving terminal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A</text:p>
            <text:p>X</text:p>
            <text:p>B</text:p>
            <text:p>X</text:p>
            <text:p/>
            <text:p>B                   in sending terminal</text:p>
            <text:p>A</text:p>
            <text:p>X&lt;CR&gt;&lt;LF&gt;</text:p>
            <text:p>&lt;CR&gt;&lt;LF&gt;</text:p>
            <text:p>B&lt;CR&gt;&lt;LF&gt;</text:p>
            <text:p>X&lt;CR&gt;&lt;LF&gt;</text:p>
            <text:p>&lt;CR&gt;&lt;LF&gt;</text:p>
            <text:p>B&lt;CR&gt;&lt;LF&gt;   in receiving terminal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office:value-type="string" calcext:value-type="string">
            <text:p>&lt;CR&gt; must be retained when 'Show EOL' is disabled</text:p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&lt;CR&gt;</text:p>
            <text:p>X&lt;CR&gt;&lt;LF&gt;   in receiving terminal</text:p>
          </table:table-cell>
          <table:table-cell office:value-type="string" calcext:value-type="string"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9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</text:p>
            <text:p>X                   in sending terminal</text:p>
            <text:p>A&lt;CR&gt;</text:p>
            <text:p>X&lt;CR&gt;&lt;LF&gt;</text:p>
            <text:p>&lt;LF&gt;             in receiving terminal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A</text:p>
            <text:p>X</text:p>
            <text:p>B                   in sending terminal</text:p>
            <text:p>A&lt;CR&gt;</text:p>
            <text:p>X&lt;CR&gt;&lt;LF&gt;</text:p>
            <text:p>&lt;LF&gt;</text:p>
            <text:p>B&lt;CR&gt;&lt;LF&gt;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                     in sending terminal</text:p>
            <text:p>&lt;CR&gt;             in receiving terminal</text:p>
          </table:table-cell>
          <table:table-cell office:value-type="string" calcext:value-type="string">
            <text:p/>
            <text:p>(was wrong until YAT 2.0.0: &lt;&lt;EMPTY&gt;&gt;)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/>
            <text:p>                     in sending terminal</text:p>
            <text:p>&lt;CR&gt;</text:p>
            <text:p>&lt;CR&gt;&lt;LF&gt;    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9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/>
            <text:p>X                   in sending terminal</text:p>
            <text:p>&lt;CR&gt;</text:p>
            <text:p>X&lt;CR&gt;&lt;LF&gt;</text:p>
            <text:p>&lt;LF&gt;             in receiving terminal</text:p>
          </table:table-cell>
          <table:table-cell office:value-type="string" calcext:value-type="string">
            <text:p/>
            <text:p>Pending &lt;LF&gt; must not be shown as empty line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/>
            <text:p>X</text:p>
            <text:p>B                   in sending terminal</text:p>
            <text:p>&lt;CR&gt;</text:p>
            <text:p>X&lt;CR&gt;&lt;LF&gt;</text:p>
            <text:p>&lt;LF&gt;</text:p>
            <text:p>B&lt;CR&gt;&lt;LF&gt;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office:value-type="string" calcext:value-type="string">
            <text:p>&lt;CR&gt; must not yet be shown since it could be EOL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&lt;CR&gt;</text:p>
            <text:p>X&lt;CR&gt;&lt;LF&gt;  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&lt;LF&gt;</text:p>
          </table:table-cell>
          <table:table-cell table:number-columns-repeated="1020"/>
        </table:table-row>
        <table:table-row table:style-name="ro1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</text:p>
            <text:p>X</text:p>
            <text:p>&lt;CR&gt;B&lt;LF&gt;   in sending terminal</text:p>
            <text:p>A&lt;CR&gt;</text:p>
            <text:p>X&lt;CR&gt;&lt;LF&gt;</text:p>
            <text:p>B&lt;LF&gt;           in receiving terminal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A</text:p>
            <text:p>X</text:p>
            <text:p>&lt;CR&gt;B&lt;LF&gt;   in sending terminal</text:p>
            <text:p>A&lt;CR&gt;</text:p>
            <text:p>X&lt;CR&gt;&lt;LF&gt;</text:p>
            <text:p>B&lt;LF&gt;&lt;CR&gt;&lt;LF&gt; in receiving terminal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                     in sending terminal</text:p>
            <text:p>&lt;CR&gt;             in receiving terminal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/>
            <text:p>                     in sending terminal</text:p>
            <text:p>&lt;CR&gt;</text:p>
            <text:p>&lt;CR&gt;&lt;LF&gt;     in receiving terminal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/>
            <text:p>X</text:p>
            <text:p>&lt;CR&gt;B           in sending terminal</text:p>
            <text:p>&lt;CR&gt;</text:p>
            <text:p>X&lt;CR&gt;&lt;LF&gt;</text:p>
            <text:p>B&lt;CR&gt;&lt;LF&gt;   in receiving terminal</text:p>
          </table:table-cell>
          <table:table-cell office:value-type="string" calcext:value-type="string">
            <text:p>Empty line shall be kept since &lt;CR&gt; was indeed sent then</text:p>
            <text:p/>
            <text:p>Previously unconfirmed &lt;CR&gt; must be delay-shown since EOL is indeed unconfirm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17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13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17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Shift+F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Alt+F] <text:s text:c="5"/>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17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8" table:default-cell-style-name="ce14"/>
        <table:table-column table:style-name="co44" table:default-cell-style-name="ce14"/>
        <table:table-column table:style-name="co45" table:default-cell-style-name="ce14"/>
        <table:table-column table:style-name="co25" table:default-cell-style-name="ce14"/>
        <table:table-column table:style-name="co46" table:default-cell-style-name="ce14"/>
        <table:table-column table:style-name="co47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3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23" office:value-type="string" calcext:value-type="string">
            <text:p>Explicitly testing this as the user name is the only non-terminal-settings set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3" office:value-type="string" calcext:value-type="string">
            <text:p>User name is 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14"/>
        <table:table-column table:style-name="co48" table:default-cell-style-name="ce14"/>
        <table:table-column table:style-name="co49" table:default-cell-style-name="ce14"/>
        <table:table-column table:style-name="co50" table:default-cell-style-name="ce14"/>
        <table:table-column table:style-name="co51" table:default-cell-style-name="ce14"/>
        <table:table-column table:style-name="co52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pen Log Folder in File Browser...</text:p>
          </table:table-cell>
          <table:table-cell office:value-type="string" calcext:value-type="string">
            <text:p>C:\Users\&lt;User&gt;\Documents\Y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 <text:s text:c="59"/>[Ctrl+Shift+F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24" office:value-type="string" calcext:value-type="string">
            <text:p>Note that the operating system may delay flushing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 <text:s text:c="59"/>[Ctrl+Shift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4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office:value-type="string" calcext:value-type="string">
            <text:p><text:span text:style-name="T10">Note that display elements are text-only and no longer contain the underlying typed</text:span></text:p>
            <text:p><text:span text:style-name="T10">information such as the time stamp of the origin. Since the XML schema is strongly-</text:span></text:p>
            <text:p><text:span text:style-name="T10">typed again, the items need to be reconstructed. Not optimal, but simply a trade-off</text:span></text:p>
            <text:p><text:span text:style-name="T10">Between display and log performance. After all, XML logging is probably rarly used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38" office:value-type="string" calcext:value-type="string">
            <text:p>Note that raw XML does contain time stamp and orig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1" table:number-rows-repeated="65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14"/>
        <table:table-column table:style-name="co53" table:default-cell-style-name="ce14"/>
        <table:table-column table:style-name="co54" table:default-cell-style-name="ce14"/>
        <table:table-column table:style-name="co36" table:default-cell-style-name="ce14"/>
        <table:table-column table:style-name="co55" table:default-cell-style-name="ce14"/>
        <table:table-column table:style-name="co56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1">st</text:span> line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 = exit/resta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 = exit/resta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Retry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5">
          <table:table-cell table:number-columns-repeated="3"/>
          <table:table-cell office:value-type="string" calcext:value-type="string">
            <text:p>"Help &gt; About" &gt; Click 1<text:span text:style-name="T11">st</text:span> line again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5">
          <table:table-cell table:number-columns-repeated="3"/>
          <table:table-cell office:value-type="string" calcext:value-type="string">
            <text:p>"Help &gt; About" &gt; Click slightly above the right end of the 2<text:span text:style-name="T11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5">
          <table:table-cell table:number-columns-repeated="3"/>
          <table:table-cell office:value-type="string" calcext:value-type="string">
            <text:p>"Help &gt; About" &gt; Click slightly above the right end of the 3<text:span text:style-name="T11">rd</text:span> line</text:p>
          </table:table-cell>
          <table:table-cell office:value-type="string" calcext:value-type="string">
            <text:p>Repeat steps above, except [Cancel], [Retry] and [Ignore]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65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8" table:default-cell-style-name="ce14"/>
        <table:table-column table:style-name="co57" table:default-cell-style-name="ce14"/>
        <table:table-column table:style-name="co58" table:default-cell-style-name="ce14"/>
        <table:table-column table:style-name="co59" table:default-cell-style-name="ce14"/>
        <table:table-column table:style-name="co11" table:default-cell-style-name="ce14"/>
        <table:table-column table:style-name="co60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9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39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39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both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Open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 table:number-rows-repeated="654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9">00.00.0000</text:date>, <text:time style:data-style-name="N2" text:time-value="20:58:16.9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0DT17H42M11S</meta:editing-duration>
    <meta:editing-cycles>383</meta:editing-cycles>
    <meta:generator>LibreOffice/6.1.5.2$Windows_X86_64 LibreOffice_project/90f8dcf33c87b3705e78202e3df5142b201bd805</meta:generator>
    <dc:date>2019-04-29T21:29:58.876000000</dc:date>
    <meta:print-date>2013-02-02T14:44:49.07</meta:print-date>
    <meta:document-statistic meta:table-count="13" meta:cell-count="1727" meta:object-count="0"/>
    <meta:user-defined meta:name="Info 1"/>
    <meta:user-defined meta:name="Info 2"/>
    <meta:user-defined meta:name="Info 3"/>
    <meta:user-defined meta:name="Info 4"/>
  </office:meta>
</office:document-meta>
</file>